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Segoe UI" fo:font-size="24pt" fo:language="de" fo:country="AT" style:font-size-asian="24pt" style:font-size-complex="24pt"/>
    </style:style>
    <style:style style:name="P2" style:family="paragraph" style:parent-style-name="Standard">
      <style:paragraph-properties fo:text-align="start" style:justify-single-word="false"/>
      <style:text-properties style:font-name="Segoe UI" fo:font-size="12pt" fo:language="de" fo:country="AT" style:font-size-asian="10.5pt" style:font-size-complex="12pt"/>
    </style:style>
    <style:style style:name="P3" style:family="paragraph" style:parent-style-name="Standard">
      <style:paragraph-properties fo:text-align="start" style:justify-single-word="false"/>
      <style:text-properties style:font-name="Segoe UI" fo:font-size="12pt" fo:language="de" fo:country="AT" style:font-size-asian="12pt" style:font-size-complex="12pt"/>
    </style:style>
    <style:style style:name="P4" style:family="paragraph" style:parent-style-name="Standard">
      <style:paragraph-properties fo:text-align="start" style:justify-single-word="false"/>
      <style:text-properties style:font-name="Segoe UI" fo:font-size="18pt" fo:language="de" fo:country="AT" style:font-size-asian="15.75pt" style:font-size-complex="18pt"/>
    </style:style>
    <style:style style:name="P5" style:family="paragraph" style:parent-style-name="Standard">
      <style:paragraph-properties fo:text-align="start" style:justify-single-word="false"/>
      <style:text-properties style:font-name="Segoe UI" fo:font-size="12pt" fo:language="de" fo:country="AT" style:font-size-asian="10.5pt" style:font-size-complex="12pt"/>
    </style:style>
    <style:style style:name="P6" style:family="paragraph" style:parent-style-name="Standard" style:list-style-name="L1">
      <style:paragraph-properties fo:text-align="start" style:justify-single-word="false"/>
      <style:text-properties style:font-name="Segoe UI" fo:font-size="12pt" fo:language="de" fo:country="AT" style:font-size-asian="10.5pt" style:font-size-complex="12pt"/>
    </style:style>
    <style:style style:name="P7" style:family="paragraph" style:parent-style-name="Standard" style:list-style-name="L2">
      <style:paragraph-properties fo:text-align="start" style:justify-single-word="false"/>
      <style:text-properties style:font-name="Segoe UI" fo:font-size="12pt" fo:language="de" fo:country="AT" style:font-size-asian="10.5pt" style:font-size-complex="12pt"/>
    </style:style>
    <style:style style:name="P8" style:family="paragraph" style:parent-style-name="Standard" style:list-style-name="L3">
      <style:paragraph-properties fo:text-align="start" style:justify-single-word="false"/>
      <style:text-properties style:font-name="Segoe UI" fo:font-size="12pt" fo:language="de" fo:country="AT" style:font-size-asian="10.5pt" style:font-size-complex="12pt"/>
    </style:style>
    <style:style style:name="P9" style:family="paragraph" style:parent-style-name="Standard" style:list-style-name="L4">
      <style:paragraph-properties fo:text-align="start" style:justify-single-word="false"/>
      <style:text-properties style:font-name="Segoe UI" fo:font-size="12pt" fo:language="de" fo:country="AT" style:font-size-asian="10.5pt" style:font-size-complex="12pt"/>
    </style:style>
    <style:style style:name="P10" style:family="paragraph" style:parent-style-name="Standard" style:list-style-name="L5">
      <style:paragraph-properties fo:text-align="start" style:justify-single-word="false"/>
      <style:text-properties style:font-name="Segoe UI" fo:font-size="12pt" fo:language="de" fo:country="AT" style:font-size-asian="10.5pt" style:font-size-complex="12pt"/>
    </style:style>
    <style:style style:name="P11" style:family="paragraph" style:parent-style-name="Standard" style:list-style-name="L6">
      <style:paragraph-properties fo:text-align="start" style:justify-single-word="false"/>
      <style:text-properties style:font-name="Segoe UI" fo:font-size="12pt" fo:language="de" fo:country="AT" style:font-size-asian="10.5pt" style:font-size-complex="12pt"/>
    </style:style>
    <style:style style:name="P12" style:family="paragraph" style:parent-style-name="Standard" style:list-style-name="L7">
      <style:paragraph-properties fo:text-align="start" style:justify-single-word="false"/>
      <style:text-properties style:font-name="Segoe UI" fo:font-size="12pt" fo:language="de" fo:country="AT" style:font-size-asian="10.5pt" style:font-size-complex="12pt"/>
    </style:style>
    <style:style style:name="P13" style:family="paragraph" style:parent-style-name="Standard" style:list-style-name="L8">
      <style:paragraph-properties fo:text-align="start" style:justify-single-word="false"/>
      <style:text-properties style:font-name="Segoe UI" fo:font-size="12pt" fo:language="de" fo:country="AT" style:font-size-asian="10.5pt" style:font-size-complex="12pt"/>
    </style:style>
    <style:style style:name="P14" style:family="paragraph" style:parent-style-name="Standard" style:list-style-name="L9">
      <style:paragraph-properties fo:text-align="start" style:justify-single-word="false"/>
      <style:text-properties style:font-name="Segoe UI" fo:font-size="12pt" fo:language="de" fo:country="AT" style:font-size-asian="10.5pt" style:font-size-complex="12pt"/>
    </style:style>
    <style:style style:name="P15" style:family="paragraph" style:parent-style-name="Standard" style:list-style-name="L10">
      <style:paragraph-properties fo:text-align="start" style:justify-single-word="false"/>
      <style:text-properties style:font-name="Segoe UI" fo:font-size="12pt" fo:language="de" fo:country="AT" style:font-size-asian="10.5pt" style:font-size-complex="12pt"/>
    </style:style>
    <style:style style:name="P16" style:family="paragraph" style:parent-style-name="Standard" style:list-style-name="L11">
      <style:paragraph-properties fo:text-align="start" style:justify-single-word="false"/>
      <style:text-properties style:font-name="Segoe UI" fo:font-size="12pt" fo:language="de" fo:country="AT" style:font-size-asian="10.5pt" style:font-size-complex="12pt"/>
    </style:style>
    <style:style style:name="P17" style:family="paragraph" style:parent-style-name="Standard" style:list-style-name="L12">
      <style:paragraph-properties fo:text-align="start" style:justify-single-word="false"/>
      <style:text-properties style:font-name="Segoe UI" fo:font-size="12pt" fo:language="de" fo:country="AT" style:font-size-asian="10.5pt" style:font-size-complex="12pt"/>
    </style:style>
    <style:style style:name="P18" style:family="paragraph" style:parent-style-name="Standard" style:list-style-name="L13">
      <style:paragraph-properties fo:text-align="start" style:justify-single-word="false"/>
      <style:text-properties style:font-name="Segoe UI" fo:font-size="12pt" fo:language="de" fo:country="AT" style:font-size-asian="10.5pt" style:font-size-complex="12pt"/>
    </style:style>
    <style:style style:name="P19" style:family="paragraph" style:parent-style-name="Standard" style:list-style-name="L14">
      <style:paragraph-properties fo:text-align="start" style:justify-single-word="false"/>
      <style:text-properties style:font-name="Segoe UI" fo:font-size="12pt" fo:language="de" fo:country="AT" style:font-size-asian="10.5pt" style:font-size-complex="12pt"/>
    </style:style>
    <style:style style:name="P20" style:family="paragraph" style:parent-style-name="Standard" style:list-style-name="L15">
      <style:paragraph-properties fo:text-align="start" style:justify-single-word="false"/>
      <style:text-properties style:font-name="Segoe UI" fo:font-size="12pt" fo:language="de" fo:country="AT" style:font-size-asian="10.5pt" style:font-size-complex="12pt"/>
    </style:style>
    <style:style style:name="P21" style:family="paragraph" style:parent-style-name="Standard" style:list-style-name="L16">
      <style:paragraph-properties fo:text-align="start" style:justify-single-word="false"/>
      <style:text-properties style:font-name="Segoe UI" fo:font-size="12pt" fo:language="de" fo:country="AT" style:font-size-asian="10.5pt" style:font-size-complex="12pt"/>
    </style:style>
    <style:style style:name="P22" style:family="paragraph" style:parent-style-name="Standard" style:list-style-name="L17">
      <style:paragraph-properties fo:text-align="start" style:justify-single-word="false"/>
      <style:text-properties style:font-name="Segoe UI" fo:font-size="12pt" fo:language="de" fo:country="AT" style:font-size-asian="10.5pt" style:font-size-complex="12pt"/>
    </style:style>
    <style:style style:name="P23" style:family="paragraph" style:parent-style-name="Standard" style:list-style-name="L18">
      <style:paragraph-properties fo:text-align="start" style:justify-single-word="false"/>
      <style:text-properties style:font-name="Segoe UI" fo:font-size="12pt" fo:language="de" fo:country="AT" style:font-size-asian="10.5pt" style:font-size-complex="12pt"/>
    </style:style>
    <style:style style:name="P24" style:family="paragraph" style:parent-style-name="Standard" style:list-style-name="L19">
      <style:paragraph-properties fo:text-align="start" style:justify-single-word="false"/>
      <style:text-properties style:font-name="Segoe UI" fo:font-size="12pt" fo:language="de" fo:country="AT" style:font-size-asian="10.5pt" style:font-size-complex="12pt"/>
    </style:style>
    <style:style style:name="P25" style:family="paragraph" style:parent-style-name="Standard" style:list-style-name="L20">
      <style:paragraph-properties fo:text-align="start" style:justify-single-word="false"/>
      <style:text-properties style:font-name="Segoe UI" fo:font-size="12pt" fo:language="de" fo:country="AT" style:font-size-asian="10.5pt" style:font-size-complex="12pt"/>
    </style:style>
    <style:style style:name="P26" style:family="paragraph" style:parent-style-name="Standard" style:list-style-name="L21">
      <style:paragraph-properties fo:text-align="start" style:justify-single-word="false"/>
      <style:text-properties style:font-name="Segoe UI" fo:font-size="12pt" fo:language="de" fo:country="AT" style:font-size-asian="10.5pt" style:font-size-complex="12pt"/>
    </style:style>
    <style:style style:name="P27" style:family="paragraph" style:parent-style-name="Standard" style:list-style-name="L22">
      <style:paragraph-properties fo:text-align="start" style:justify-single-word="false"/>
      <style:text-properties style:font-name="Segoe UI" fo:font-size="12pt" fo:language="de" fo:country="AT" style:font-size-asian="10.5pt" style:font-size-complex="12pt"/>
    </style:style>
    <style:style style:name="P28" style:family="paragraph" style:parent-style-name="Standard" style:list-style-name="L23">
      <style:paragraph-properties fo:text-align="start" style:justify-single-word="false"/>
      <style:text-properties style:font-name="Segoe UI" fo:font-size="12pt" fo:language="de" fo:country="AT" style:font-size-asian="10.5pt" style:font-size-complex="12pt"/>
    </style:style>
    <style:style style:name="P29" style:family="paragraph" style:parent-style-name="Standard" style:list-style-name="L24">
      <style:paragraph-properties fo:text-align="start" style:justify-single-word="false"/>
      <style:text-properties style:font-name="Segoe UI" fo:font-size="12pt" fo:language="de" fo:country="AT" style:font-size-asian="10.5pt" style:font-size-complex="12pt"/>
    </style:style>
    <style:style style:name="P30" style:family="paragraph" style:parent-style-name="Standard" style:list-style-name="L25">
      <style:paragraph-properties fo:text-align="start" style:justify-single-word="false"/>
      <style:text-properties style:font-name="Segoe UI" fo:font-size="12pt" fo:language="de" fo:country="AT" style:font-size-asian="10.5pt" style:font-size-complex="12pt"/>
    </style:style>
    <style:style style:name="P31" style:family="paragraph" style:parent-style-name="Standard" style:list-style-name="L26">
      <style:paragraph-properties fo:text-align="start" style:justify-single-word="false"/>
      <style:text-properties style:font-name="Segoe UI" fo:font-size="12pt" fo:language="de" fo:country="AT" style:font-size-asian="10.5pt" style:font-size-complex="12pt"/>
    </style:style>
    <style:style style:name="P32" style:family="paragraph" style:parent-style-name="Standard" style:list-style-name="L27">
      <style:paragraph-properties fo:text-align="start" style:justify-single-word="false"/>
      <style:text-properties style:font-name="Segoe UI" fo:font-size="12pt" fo:language="de" fo:country="AT" style:font-size-asian="10.5pt" style:font-size-complex="12pt"/>
    </style:style>
    <style:style style:name="P33" style:family="paragraph" style:parent-style-name="Standard" style:list-style-name="L28">
      <style:paragraph-properties fo:text-align="start" style:justify-single-word="false"/>
      <style:text-properties style:font-name="Segoe UI" fo:font-size="12pt" fo:language="de" fo:country="AT" style:font-size-asian="10.5pt" style:font-size-complex="12pt"/>
    </style:style>
    <style:style style:name="P34" style:family="paragraph" style:parent-style-name="Standard" style:list-style-name="L1">
      <style:paragraph-properties fo:text-align="start" style:justify-single-word="false"/>
      <style:text-properties style:font-name="Segoe UI" fo:font-size="18pt" fo:language="de" fo:country="AT" style:font-size-asian="15.75pt" style:font-size-complex="18pt"/>
    </style:style>
    <style:style style:name="T1" style:family="text">
      <style:text-properties fo:font-size="18pt" style:font-size-asian="18pt" style:font-size-complex="18pt"/>
    </style:style>
    <style:style style:name="T2" style:family="text">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wendungsfallbeschreibung</text:p>
      <text:p text:style-name="P2"><text:tab/><text:span text:style-name="T2">Anwendungsfälle</text:span>:</text:p>
      <text:list xml:id="list30417179" text:style-name="L1">
        <text:list-item>
          <text:p text:style-name="P6">Pferd hinzufügen </text:p>
        </text:list-item>
        <text:list-item>
          <text:p text:style-name="P6">Pferd löschen</text:p>
        </text:list-item>
        <text:list-item>
          <text:p text:style-name="P6">Pferd bearbeiten</text:p>
        </text:list-item>
        <text:list-item>
          <text:p text:style-name="P6">Pferd suchen</text:p>
        </text:list-item>
        <text:list-item>
          <text:p text:style-name="P6">3 beliebtesten Pferde suchen</text:p>
          <text:list>
            <text:list-item>
              <text:p text:style-name="P6">Preis erhöhen</text:p>
            </text:list-item>
          </text:list>
        </text:list-item>
        <text:list-item>
          <text:p text:style-name="P6">Rechnung erstellen</text:p>
        </text:list-item>
        <text:list-item>
          <text:p text:style-name="P6">Rechnung auflisten</text:p>
          <text:list>
            <text:list-item>
              <text:p text:style-name="P6">Einzelne Rechungen anzeigen</text:p>
            </text:list-item>
          </text:list>
          <text:p text:style-name="P34"/>
        </text:list-item>
      </text:list>
      <text:p text:style-name="P4">Pferd hinzufügen</text:p>
      <text:p text:style-name="P4"/>
      <text:list xml:id="list30421674" text:style-name="L2">
        <text:list-item>
          <text:p text:style-name="P7">Identification summary</text:p>
        </text:list-item>
      </text:list>
      <text:list xml:id="list30393834" text:style-name="L3">
        <text:list-item>
          <text:p text:style-name="P8">Titel: Pferd hinzufügen</text:p>
        </text:list-item>
        <text:list-item>
          <text:p text:style-name="P8">Scope: Service</text:p>
        </text:list-item>
        <text:list-item>
          <text:p text:style-name="P8">Level: User Goal</text:p>
        </text:list-item>
        <text:list-item>
          <text:p text:style-name="P8">Aktoren: Angestellter</text:p>
        </text:list-item>
        <text:list-item>
          <text:p text:style-name="P8">Kurzbeschreibung: Der Angestellte fügt ein neues Pferd in die Applikation hinzu.</text:p>
        </text:list-item>
      </text:list>
      <text:p text:style-name="P2"/>
      <text:list xml:id="list30744804" text:continue-list="list30421674" text:style-name="L2">
        <text:list-item>
          <text:p text:style-name="P7">Scenarios</text:p>
        </text:list-item>
      </text:list>
      <text:list xml:id="list30394321" text:style-name="L4">
        <text:list-item>
          <text:p text:style-name="P9">Vorbedingungen: Man befindet sich im Pferd-Tab und hat auf die Schaltfläche „Pferd hinzufügen“ unter dem Menüpunkt „Aktionen“ gedrückt.</text:p>
        </text:list-item>
        <text:list-item>
          <text:p text:style-name="P9">Hauptszenario: Zum Anlegen eines neuen Pferdes füllt der Anwender die nötigen Felder im Formular aus (). Im System wird dann ein neues Pferd mit den entsprechenden Attributen angelegt.</text:p>
        </text:list-item>
        <text:list-item>
          <text:p text:style-name="P9">Fehlersituationen: Das Formular muss richtig ausgefüllt werden: Es dürfen weder unzulässige Zeichen verwendet (z.B. Buchstaben in ein Preisfeld) oder Pflichtfelder leer gelassen werden. Wenn dies der Fall ist, erscheint eine Fehlermeldung und das Formular wird weiterhin angezeigt</text:p>
        </text:list-item>
        <text:list-item>
          <text:p text:style-name="P9">Alternativszenario: Fehlermeldung bei unzulässiger Eingabe</text:p>
        </text:list-item>
        <text:list-item>
          <text:p text:style-name="P9">Nachbedingungen: Das neue Pferd ist abgespeichert, kann jetzt über neue Rechungen gebucht werden. Es kann aber auch bearbeitet oder gelöscht werden (andere Use Cases)</text:p>
        </text:list-item>
      </text:list>
      <text:p text:style-name="P2"/>
      <text:list xml:id="list30735151" text:continue-list="list30744804" text:style-name="L2">
        <text:list-item>
          <text:p text:style-name="P7">Non-functional Constraints</text:p>
          <text:p text:style-name="P7">Der User soll nicht zu lange darauf warten, dass das Pferd eingefügt wird (max. 5 Sekunden).</text:p>
        </text:list-item>
      </text:list>
      <text:p text:style-name="P3"/>
      <text:p text:style-name="P3"/>
      <text:p text:style-name="P4">Pferd bearbeiten</text:p>
      <text:p text:style-name="P4"><text:soft-page-break/></text:p>
      <text:list xml:id="list30414042" text:style-name="L5">
        <text:list-item>
          <text:p text:style-name="P10">Identification summary</text:p>
        </text:list-item>
      </text:list>
      <text:list xml:id="list30401650" text:style-name="L6">
        <text:list-item>
          <text:p text:style-name="P11">Titel: Pferd bearbeiten</text:p>
        </text:list-item>
        <text:list-item>
          <text:p text:style-name="P11">Scope: Service</text:p>
        </text:list-item>
        <text:list-item>
          <text:p text:style-name="P11">Level: User Goal</text:p>
        </text:list-item>
        <text:list-item>
          <text:p text:style-name="P11">Aktoren: Angestellter</text:p>
        </text:list-item>
        <text:list-item>
          <text:p text:style-name="P11">Kurzbeschreibung: Die Attribute eines in der Applikation bestehenden Pferds werden bearbeitet.</text:p>
        </text:list-item>
      </text:list>
      <text:p text:style-name="P2"/>
      <text:list xml:id="list30733946" text:continue-list="list30414042" text:style-name="L5">
        <text:list-item>
          <text:p text:style-name="P10">Scenarios</text:p>
        </text:list-item>
      </text:list>
      <text:list xml:id="list30409921" text:style-name="L7">
        <text:list-item>
          <text:p text:style-name="P12">Vorbedingungen: Das Pferd wurde in die Applikation hinzugefügt und erscheint über eine Suche in der Liste der buchbaren Pferde. Das Pferd wurde ausgewählt und auf den „Pferd bearbeiten“-Button gedrückt.</text:p>
        </text:list-item>
        <text:list-item>
          <text:p text:style-name="P12">Hauptszenario: Der Anwender wählt in der Liste der buchbaren Pferde das Pferd, das er zu ändern wünscht aus und passt dessen Attribute im erscheinenden Formular nach Belieben an.</text:p>
        </text:list-item>
        <text:list-item>
          <text:p text:style-name="P12">Fehlersituationen: <text:s/>Es gelten dieselben Fehlerszenarien wie beim Einfügen, die Daten in den Formularfelder müssen zulässig sein.</text:p>
        </text:list-item>
        <text:list-item>
          <text:p text:style-name="P12">Alternativszenario: Fehlermeldung bei unzulässiger Eingabe, dann wird das Formular wieder angezeigt.</text:p>
        </text:list-item>
        <text:list-item>
          <text:p text:style-name="P12">Nachbedingungen: Das Pferd ist nun in der Applikation aktualisiert worden.</text:p>
        </text:list-item>
      </text:list>
      <text:p text:style-name="P2"/>
      <text:list xml:id="list30758085" text:continue-list="list30733946" text:style-name="L5">
        <text:list-item>
          <text:p text:style-name="P10">Non-functional Constraints</text:p>
          <text:p text:style-name="P10">Der User soll nicht zu lange darauf warten, dass das neu bearbeitete Pferd wieder abgepseichert wird und in der Tabelle erscheint (max. 5 Sekunden).</text:p>
        </text:list-item>
      </text:list>
      <text:p text:style-name="P2"/>
      <text:p text:style-name="P2"/>
      <text:p text:style-name="P4">Pferd löschen</text:p>
      <text:p text:style-name="P4"/>
      <text:list xml:id="list30416126" text:style-name="L8">
        <text:list-item>
          <text:p text:style-name="P13">Identification summary</text:p>
        </text:list-item>
      </text:list>
      <text:list xml:id="list30422390" text:style-name="L9">
        <text:list-item>
          <text:p text:style-name="P14">Titel: Pferd löschen</text:p>
        </text:list-item>
        <text:list-item>
          <text:p text:style-name="P14">Scope: Service</text:p>
        </text:list-item>
        <text:list-item>
          <text:p text:style-name="P14">Level: User Goal</text:p>
        </text:list-item>
        <text:list-item>
          <text:p text:style-name="P14">Aktoren: Angestellter</text:p>
        </text:list-item>
        <text:list-item>
          <text:p text:style-name="P14">Kurzbeschreibung: Ein Pferd, das in der Liste der buchbaren Pferde erscheint, wird ausgewählt und gelöscht.</text:p>
        </text:list-item>
      </text:list>
      <text:p text:style-name="P2"/>
      <text:list xml:id="list30752081" text:continue-list="list30416126" text:style-name="L8">
        <text:list-item>
          <text:p text:style-name="P13">Scenarios</text:p>
        </text:list-item>
      </text:list>
      <text:list xml:id="list30417525" text:style-name="L10">
        <text:list-item>
          <text:p text:style-name="P15">Vorbedingungen: Um es löschen zu können, muss ein Pferd zuerst in die Applikation hinzugefügt werden, um ausgewählt zu werden. Das Pferd wurde mittels Suche gefunden.</text:p>
        </text:list-item>
        <text:list-item>
          <text:p text:style-name="P15">Hauptszenario: Das Pferd wird in der Liste ausgewählt und mittels Tastendruck auf einen „Löschen“-Button (und anschließendem Dialog, ob es wirklich gelöscht werden soll) aus der Liste entfernt.</text:p>
        </text:list-item>
        <text:list-item>
          <text:p text:style-name="P15"><text:soft-page-break/>Fehlersituationen: ---</text:p>
        </text:list-item>
        <text:list-item>
          <text:p text:style-name="P15">Alternativszenario: Der User kann den Vorgang abbrechen in dem er im „Wollen sie das Pferd wirklich löschen“-Dialog auf „Nein“ klickt.</text:p>
        </text:list-item>
        <text:list-item>
          <text:p text:style-name="P15">Nachbedingungen: Das Pferd wurde aus der Liste entfernt, kann also nicht mehr gebucht und zu Rechnungen hinzugefügt werden. Allerdings erscheint es noch auf alten Rechnungen, die es beinhalten.</text:p>
        </text:list-item>
      </text:list>
      <text:p text:style-name="P2"/>
      <text:list xml:id="list30727580" text:continue-list="list30752081" text:style-name="L8">
        <text:list-item>
          <text:p text:style-name="P13">Non-functional Constraints</text:p>
          <text:p text:style-name="P13">Der User soll nicht zu lange darauf warten, dass das ausgewählte Pferd gelöscht wird und nicht mehr in der Tabelle erscheint (max. 5 Sekunden).</text:p>
        </text:list-item>
      </text:list>
      <text:p text:style-name="P2"/>
      <text:p text:style-name="P2"/>
      <text:p text:style-name="P4">Pferd suchen</text:p>
      <text:p text:style-name="P4"/>
      <text:list xml:id="list30403189" text:style-name="L11">
        <text:list-item>
          <text:p text:style-name="P16">Identification summary</text:p>
        </text:list-item>
      </text:list>
      <text:list xml:id="list30412534" text:style-name="L12">
        <text:list-item>
          <text:p text:style-name="P17">Titel: Pferd suchen</text:p>
        </text:list-item>
        <text:list-item>
          <text:p text:style-name="P17">Scope: Service</text:p>
        </text:list-item>
        <text:list-item>
          <text:p text:style-name="P17">Level: User Goal</text:p>
        </text:list-item>
        <text:list-item>
          <text:p text:style-name="P17">Aktoren: Mitarbeiter</text:p>
        </text:list-item>
        <text:list-item>
          <text:p text:style-name="P17">Kurzbeschreibung: Es wird eine Funktion zur Suche von Pferden gewährleistet. Zu Beginn wird eine Liste aller Pferde dargestellt, die dann nach Auswahl verschiedener Attribute und Parameter eingeschränkt wird.</text:p>
        </text:list-item>
      </text:list>
      <text:p text:style-name="P2"/>
      <text:list xml:id="list30736995" text:continue-list="list30403189" text:style-name="L11">
        <text:list-item>
          <text:p text:style-name="P16">Scenarios</text:p>
        </text:list-item>
      </text:list>
      <text:list xml:id="list30404523" text:style-name="L13">
        <text:list-item>
          <text:p text:style-name="P18">Vorbedingungen: Es sind genügend Pferde in der Applikation eingefügt, sonst ist die Suche überflüssig.</text:p>
        </text:list-item>
        <text:list-item>
          <text:p text:style-name="P18">Hauptszenario: Der User sieht zunächst eine Liste aller verfügbaren Pferde. Dann kann er über Parameter im selben Fenster die Liste einschränken, z.B. kann er nur Pferde einer bestimmten Therapieart anzeigen lassen. Nachdem er seine gewünschten Einstellungen vorgenommen hat, kann er die Ansicht aktualisieren und sieht nun eine Ergebnisliste an Pferden, die seinen Wünschen entsprechen.</text:p>
        </text:list-item>
        <text:list-item>
          <text:p text:style-name="P18">Fehlersituationen: ---</text:p>
        </text:list-item>
        <text:list-item>
          <text:p text:style-name="P18">Alternativszenario: Es kann eine leere Liste erscheinen, weil kein gespeichertes Pferd den Suchanforderungen entspricht.</text:p>
        </text:list-item>
        <text:list-item>
          <text:p text:style-name="P18">Nachbedingungen: Über die Suchfunktion kann der User leichter an das Pferd kommen, das seinen Wünschen am ehesten entspricht und es nun schneller bearbeiten, buchen oder löschen (andere Use Cases).</text:p>
        </text:list-item>
      </text:list>
      <text:p text:style-name="P2"/>
      <text:list xml:id="list30738635" text:continue-list="list30736995" text:style-name="L11">
        <text:list-item>
          <text:p text:style-name="P16">Non-functional Constraints</text:p>
          <text:p text:style-name="P16">Der User sollte nicht zu lange auf die Suchergebnisse warten (max. 5 Sekunden).</text:p>
        </text:list-item>
      </text:list>
      <text:p text:style-name="P2"/>
      <text:p text:style-name="P2"/>
      <text:p text:style-name="P4">3 beliebtesten Pferde suchen</text:p>
      <text:p text:style-name="P4"><text:soft-page-break/></text:p>
      <text:list xml:id="list30398416" text:style-name="L14">
        <text:list-item>
          <text:p text:style-name="P19">Identification summary</text:p>
        </text:list-item>
      </text:list>
      <text:list xml:id="list30400958" text:style-name="L15">
        <text:list-item>
          <text:p text:style-name="P20">Titel: 3 beliebtesten Pferde</text:p>
        </text:list-item>
        <text:list-item>
          <text:p text:style-name="P20">Scope: Service</text:p>
        </text:list-item>
        <text:list-item>
          <text:p text:style-name="P20">Level: User Goal</text:p>
        </text:list-item>
        <text:list-item>
          <text:p text:style-name="P20">Aktoren: Mitarbeiter</text:p>
        </text:list-item>
        <text:list-item>
          <text:p text:style-name="P20">Kurzbeschreibung: Diese Funktion zeigt die drei meistgebuchten Pferde an.</text:p>
        </text:list-item>
      </text:list>
      <text:p text:style-name="P2"/>
      <text:list xml:id="list30754375" text:continue-list="list30398416" text:style-name="L14">
        <text:list-item>
          <text:p text:style-name="P19">Scenarios</text:p>
        </text:list-item>
      </text:list>
      <text:list xml:id="list30415183" text:style-name="L16">
        <text:list-item>
          <text:p text:style-name="P21">Vorbedingungen: Es müssen zumindest drei Pferde in der Applikation verfügbar sein. </text:p>
        </text:list-item>
        <text:list-item>
          <text:p text:style-name="P21">Hauptszenario: Es wird im Menü „Aktionen“ auf die Option gedrückt, die drei beliebtesten Pferde anzuzeigen. Diese werden dann angezeigt. </text:p>
        </text:list-item>
        <text:list-item>
          <text:p text:style-name="P21">Fehlersituationen: Wenn weniger als 3 Pferde verfügbar sind, wird eine entsprechende Fehlermeldung angezeigt.</text:p>
        </text:list-item>
        <text:list-item>
          <text:p text:style-name="P21">Alternativszenario: ---</text:p>
        </text:list-item>
        <text:list-item>
          <text:p text:style-name="P21">Nachbedingungen: Es werden die 3 beliebtesten Pferde angezeigt und nun kann deren Preis erhöht werden (anderer Use Case).</text:p>
        </text:list-item>
      </text:list>
      <text:p text:style-name="P2"/>
      <text:list xml:id="list30756585" text:continue-list="list30754375" text:style-name="L14">
        <text:list-item>
          <text:p text:style-name="P19">Non-functional Constraints</text:p>
          <text:p text:style-name="P19">Die Dauer der Ausgabe der 3 beliebtesten Pferde sollte nicht zu lange dauern (max. 5 Sekunden)</text:p>
        </text:list-item>
      </text:list>
      <text:p text:style-name="P2"/>
      <text:p text:style-name="P2"/>
      <text:p text:style-name="P4">Preis erhöhen</text:p>
      <text:p text:style-name="P4"/>
      <text:list xml:id="list30399803" text:style-name="L17">
        <text:list-item>
          <text:p text:style-name="P22">Identification summary</text:p>
        </text:list-item>
      </text:list>
      <text:list xml:id="list30396811" text:style-name="L18">
        <text:list-item>
          <text:p text:style-name="P23">Titel: Preis erhöhen</text:p>
        </text:list-item>
        <text:list-item>
          <text:p text:style-name="P23">Scope: Service</text:p>
        </text:list-item>
        <text:list-item>
          <text:p text:style-name="P23">Level: User Goal</text:p>
        </text:list-item>
        <text:list-item>
          <text:p text:style-name="P23">Aktoren: Mitarbeiter</text:p>
        </text:list-item>
        <text:list-item>
          <text:p text:style-name="P23">Kurzbeschreibung: Der stündliche Preis der drei beliebtesten Pferde wird um 5% angehoben.</text:p>
        </text:list-item>
      </text:list>
      <text:p text:style-name="P2"/>
      <text:list xml:id="list30742575" text:continue-list="list30399803" text:style-name="L17">
        <text:list-item>
          <text:p text:style-name="P22">Scenarios</text:p>
        </text:list-item>
      </text:list>
      <text:list xml:id="list30405780" text:style-name="L19">
        <text:list-item>
          <text:p text:style-name="P24">Vorbedingungen: Es wurde der Use Case „3 beliebteste Pferde suchen“ ausgeführt und nun werden jene aufgelistet.</text:p>
        </text:list-item>
        <text:list-item>
          <text:p text:style-name="P24">Hauptszenario: Über einen Klick auf einen Button kann in der Anzeige der drei beliebtesten Pferde deren Preis angehoben werden. Die stündliche Gebühr erhöht sich dann um 5%.</text:p>
        </text:list-item>
        <text:list-item>
          <text:p text:style-name="P24">Fehlersituationen: ---</text:p>
        </text:list-item>
        <text:list-item>
          <text:p text:style-name="P24">Alternativszenario: ---</text:p>
        </text:list-item>
        <text:list-item>
          <text:p text:style-name="P24">Nachbedingungen: Der Preis wurde um 5% erhöht.</text:p>
        </text:list-item>
      </text:list>
      <text:p text:style-name="P2"/>
      <text:list xml:id="list30728078" text:continue-list="list30742575" text:style-name="L17">
        <text:list-item>
          <text:p text:style-name="P22"><text:soft-page-break/>Non-functional Constraints</text:p>
          <text:p text:style-name="P22">Der User sollte nicht zu lange darauf warten, dass der Preis des neuen Pferds in der angezeigten Tabelle aktualisiert wird (max. 5 Sekunden).</text:p>
        </text:list-item>
      </text:list>
      <text:p text:style-name="P2"/>
      <text:p text:style-name="P2"/>
      <text:p text:style-name="P4">Rechnung erstellen</text:p>
      <text:p text:style-name="P4"/>
      <text:list xml:id="list30411518" text:style-name="L20">
        <text:list-item>
          <text:p text:style-name="P25">Identification summary</text:p>
        </text:list-item>
      </text:list>
      <text:list xml:id="list30411490" text:style-name="L21">
        <text:list-item>
          <text:p text:style-name="P26">Titel: Rechnung erstellen</text:p>
        </text:list-item>
        <text:list-item>
          <text:p text:style-name="P26">Scope: Service</text:p>
        </text:list-item>
        <text:list-item>
          <text:p text:style-name="P26">Level: User Goal</text:p>
        </text:list-item>
        <text:list-item>
          <text:p text:style-name="P26">Aktoren: Mitarbeiter</text:p>
        </text:list-item>
        <text:list-item>
          <text:p text:style-name="P26">Kurzbeschreibung: Der Mitarbeiter erstellt eine neue Rechnung indem er die gewünschten Pferde auswählt und die jeweils gebuchten Stunden einträgt.</text:p>
        </text:list-item>
      </text:list>
      <text:p text:style-name="P2"/>
      <text:list xml:id="list30734809" text:continue-list="list30411518" text:style-name="L20">
        <text:list-item>
          <text:p text:style-name="P25">Scenarios</text:p>
        </text:list-item>
      </text:list>
      <text:list xml:id="list30424257" text:style-name="L22">
        <text:list-item>
          <text:p text:style-name="P27">Vorbedingungen: Es müssen Pferde in der Applikation verfügbar sein, um Rechnungen erstellen zu können.</text:p>
        </text:list-item>
        <text:list-item>
          <text:p text:style-name="P27">Hauptszenario: Der User wählt ein Pferd aus und kann dann auf „Zur Rechnung hinzufügen“ klicken. Ein Fenster erscheint, wo er die gewünschten Stunden spezifiziert. Danach erscheint das Pferd mit den gebuchten Stunden und dem Gesamtpreis in der Rechnung.</text:p>
        </text:list-item>
        <text:list-item>
          <text:p text:style-name="P27">Fehlersituationen: Die Eingabe der gewünschten Stunden muss ein gültiger Wert sein, sonst erscheint eine Fehlermeldung und es muss erneut eingegeben werden.</text:p>
        </text:list-item>
        <text:list-item>
          <text:p text:style-name="P27">Alternativszenario: ---</text:p>
        </text:list-item>
        <text:list-item>
          <text:p text:style-name="P27">Nachbedingungen: Die Rechnung wird permanent in die Applikation eingespeichert, sie kann nicht mehr gelöscht bzw. bearbeitet werden.</text:p>
        </text:list-item>
      </text:list>
      <text:p text:style-name="P2"/>
      <text:list xml:id="list30739443" text:continue-list="list30734809" text:style-name="L20">
        <text:list-item>
          <text:p text:style-name="P25">Non-functional Constraints</text:p>
          <text:p text:style-name="P25">Der User sollte nicht zu lange darauf warten, dass die neue Rechnung abgespeichert und in der Rechnungstabelle angezeigt wird (max. 5 Sekunden).</text:p>
        </text:list-item>
      </text:list>
      <text:p text:style-name="P2"/>
      <text:p text:style-name="P2"/>
      <text:p text:style-name="P4">Rechnungen auflisten</text:p>
      <text:p text:style-name="P4"/>
      <text:list xml:id="list30400952" text:style-name="L23">
        <text:list-item>
          <text:p text:style-name="P28">Identification summary</text:p>
        </text:list-item>
      </text:list>
      <text:list xml:id="list30414222" text:style-name="L24">
        <text:list-item>
          <text:p text:style-name="P29">Titel: Rechnungen auflisten</text:p>
        </text:list-item>
        <text:list-item>
          <text:p text:style-name="P29">Scope: Service</text:p>
        </text:list-item>
        <text:list-item>
          <text:p text:style-name="P29">Level: User Goal</text:p>
        </text:list-item>
        <text:list-item>
          <text:p text:style-name="P29">Aktoren: Mitarbeiter</text:p>
        </text:list-item>
        <text:list-item>
          <text:p text:style-name="P29">Kurzbeschreibung: Es werden alle in der Applikation gespeicherten Rechnungen aufgelistet.</text:p>
        </text:list-item>
      </text:list>
      <text:p text:style-name="P2"><text:soft-page-break/></text:p>
      <text:list xml:id="list30727204" text:continue-list="list30400952" text:style-name="L23">
        <text:list-item>
          <text:p text:style-name="P28">Scenarios</text:p>
        </text:list-item>
      </text:list>
      <text:list xml:id="list30399116" text:style-name="L25">
        <text:list-item>
          <text:p text:style-name="P30">Vorbedingungen: Man hat auf den Tab „Rechnungen“ gedrückt und sieht nun ein Panel mit allen Rechnungen.</text:p>
        </text:list-item>
        <text:list-item>
          <text:p text:style-name="P30">Hauptszenario: Es werden alle in der Applikation gespeicherten Rechnungen aufgelistet.</text:p>
        </text:list-item>
        <text:list-item>
          <text:p text:style-name="P30">Fehlersituationen: Es wird nichts aufgelistet, wenn keine Rechnungen vorhanden sind.</text:p>
        </text:list-item>
        <text:list-item>
          <text:p text:style-name="P30">Alternativszenario: ---</text:p>
        </text:list-item>
        <text:list-item>
          <text:p text:style-name="P30">Nachbedingungen: Jetzt kann eine bestimmte Rechnung ausgewählt werden um mehr Informationen darüber zu erhalten.</text:p>
        </text:list-item>
      </text:list>
      <text:p text:style-name="P2"/>
      <text:list xml:id="list30743496" text:continue-list="list30727204" text:style-name="L23">
        <text:list-item>
          <text:p text:style-name="P28">Non-functional Constraints</text:p>
          <text:p text:style-name="P28">Der User sollte nicht zu lange darauf warten, dass alle Rechnungen gefunden und aufgelistet werden (max. 5 Sekunden).</text:p>
        </text:list-item>
      </text:list>
      <text:p text:style-name="P2"/>
      <text:p text:style-name="P2"/>
      <text:p text:style-name="P4">Einzelne Rechnung anzeigen</text:p>
      <text:p text:style-name="P4"/>
      <text:list xml:id="list30396416" text:style-name="L26">
        <text:list-item>
          <text:p text:style-name="P31">Identification summary</text:p>
        </text:list-item>
      </text:list>
      <text:list xml:id="list30421130" text:style-name="L27">
        <text:list-item>
          <text:p text:style-name="P32">Titel: Einzelne Rechnung anzeigen</text:p>
        </text:list-item>
        <text:list-item>
          <text:p text:style-name="P32">Scope: Service</text:p>
        </text:list-item>
        <text:list-item>
          <text:p text:style-name="P32">Level: User Goal</text:p>
        </text:list-item>
        <text:list-item>
          <text:p text:style-name="P32">Aktoren: Mitarbeiter</text:p>
        </text:list-item>
        <text:list-item>
          <text:p text:style-name="P32">Kurzbeschreibung: Aus der Auflistung aller Rechnungen werden einzelne zur Detaildarstellung ausgewählt.</text:p>
        </text:list-item>
      </text:list>
      <text:p text:style-name="P2"/>
      <text:list xml:id="list30753059" text:continue-list="list30396416" text:style-name="L26">
        <text:list-item>
          <text:p text:style-name="P31">Scenarios</text:p>
        </text:list-item>
      </text:list>
      <text:list xml:id="list30400938" text:style-name="L28">
        <text:list-item>
          <text:p text:style-name="P33">Vorbedingungen: Es wurde der Use Case „Rechnungen auflisten“ durchgeführt und nun liegt eine Liste aller in der Applikation gespeicherten Rechnungen vor.</text:p>
        </text:list-item>
        <text:list-item>
          <text:p text:style-name="P33">Hauptszenario: Eine Rechnung aus der Liste wird ausgewählt und es wird auf „Details anzeigen“ geklickt. Es erscheint ein neues Fenster mit weiteren Informationen zur Rechnung (welche Pferde gebucht wurden, zu wieviele Stunden, zu welchem Preis)</text:p>
        </text:list-item>
        <text:list-item>
          <text:p text:style-name="P33">Fehlersituationen: ---</text:p>
        </text:list-item>
        <text:list-item>
          <text:p text:style-name="P33">Alternativszenario: ---</text:p>
        </text:list-item>
        <text:list-item>
          <text:p text:style-name="P33">Nachbedingungen: ---</text:p>
        </text:list-item>
      </text:list>
      <text:p text:style-name="P2"/>
      <text:list xml:id="list30737782" text:continue-list="list30753059" text:style-name="L26">
        <text:list-item>
          <text:p text:style-name="P31">Non-functional Constraints</text:p>
          <text:p text:style-name="P31">Der User sollte nicht zu lange darauf warten, dass alle Informationen zu einer Rechnung gefunden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9T12:15:44.66</meta:creation-date>
    <dc:date>2013-04-08T10:59:57.88</dc:date>
    <meta:editing-duration>PT2H49S</meta:editing-duration>
    <meta:editing-cycles>41</meta:editing-cycles>
    <meta:generator>LibreOffice/3.5$Windows_x86 LibreOffice_project/7122e39-92ed229-498d286-15e43b4-d70da21</meta:generator>
    <meta:document-statistic meta:table-count="0" meta:image-count="0" meta:object-count="0" meta:page-count="6" meta:paragraph-count="146" meta:word-count="1349" meta:character-count="9180" meta:non-whitespace-character-count="8098"/>
  </office:meta>
</office:document-meta>
</file>